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paragraph-rsid="001d4273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paragraph-rsid="00230549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paragraph-rsid="0027797e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paragraph-rsid="0029c4e1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paragraph-rsid="002a2d08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paragraph-rsid="002a2f06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paragraph-rsid="0030100f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paragraph-rsid="0032815c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paragraph-rsid="0043a613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paragraph-rsid="0045fd3a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paragraph-rsid="0045fd3a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胡那普和席巴蘭克降臨席巴巴</text:p>
      <text:p text:style-name="P1"/>
      <text:p text:style-name="P2">「祖母，我們當然一定會過去。但在這之前我們要先交代一些事給你。這個是我們的話語的象徵，現在把它交給你。我們會各自在屋子中間種下一穗未熟玉米。如果玉米乾枯，就表示我們死了，屆時你們就說：『他們已經死了』；假如玉米重新發了芽，我們的祖母、母親啊，你們就說：『他們活著』。這就是我們要交給你們的東西，這是我們的話語的象徵。」兄弟倆如此囑咐。</text:p>
      <text:p text:style-name="P2"/>
      <text:p text:style-name="P2">胡那普種了一株，席巴蘭克也在屋內種了另一株。他們不將玉米種在山裡或沃土上，而將它植於乾燥貧瘠的地上，他們就種在屋內的正中央。</text:p>
      <text:p text:style-name="P2"/>
      <text:p text:style-name="P3">然後他們帶著各自的吹箭筒離去，前往席巴巴。他們飛快地沿山崖而下，越過多條河谷，又在稱為「群鳥」的成群鳥兒之間穿梭而過。</text:p>
      <text:p text:style-name="P3"/>
      <text:p text:style-name="P3">他們也越過了膿河和血河。這些是席巴巴的領主們處心積慮佈下的陷阱，無奈傷不了兩人一分一毫，他倆乘著吹箭筒輕易地渡河而過。</text:p>
      <text:p text:style-name="P3"/>
      <text:p text:style-name="P4">接著他們來到四象岔道，他們已知悉這幾條席巴巴之路——黑路、白路、紅路、青綠路。</text:p>
      <text:p text:style-name="P4"/>
      <text:p text:style-name="P4">他們派出一隻蚊子，讓牠到席巴巴去刺探敵情：</text:p>
      <text:p text:style-name="P4">「你務必依序將那裡每一位都叮上一口，先去叮咬第一個坐在位子上的，然後一個接著一個叮下去，直到你把在場的全都咬過一遍為止。至於你從路上的行人那裡吸來的血就讓你獨自享用吧。」他們吩咐蚊子。</text:p>
      <text:p text:style-name="P4"/>
      <text:p text:style-name="P4">「那再好不過了。」蚊子說道。</text:p>
      <text:p text:style-name="P4">於是牠沿著黑路飛去，停在幾具木刻雕像背後。這幾位都盛裝打扮，於是牠先咬了第一位，只見那人毫無反應。牠又轉而咬了第二位坐在位子上的人，但也不見他出聲。</text:p>
      <text:p text:style-name="P4"/>
      <text:p text:style-name="P4">接著牠叮咬第三位，那人正是一死——「噢！」每一位被牠咬的人都這麼叫道，其他人則回「什麼？」：</text:p>
      <text:p text:style-name="P5">「噢！」一死說。</text:p>
      <text:p text:style-name="P5">「怎麼了，一死？那是什麼？」</text:p>
      <text:p text:style-name="P5">「我被咬了！」</text:p>
      <text:p text:style-name="P5"><text:soft-page-break/>「那只是……噢！那是什麼？現在換我被咬了！」坐在那的第四個人說道。</text:p>
      <text:p text:style-name="P5">「怎麼了，七死？那是什麼？」</text:p>
      <text:p text:style-name="P5">「我被咬了！」</text:p>
      <text:p text:style-name="P6">接著，第五位大叫：「噢！噢！」</text:p>
      <text:p text:style-name="P6">「飛痂？」七死問道，「怎麼回事？」</text:p>
      <text:p text:style-name="P6">「我被咬了！」他回答道。</text:p>
      <text:p text:style-name="P6">然後坐在位子上的第六位也遭叮咬。</text:p>
      <text:p text:style-name="P6">「噢！」</text:p>
      <text:p text:style-name="P6">「怎麼了，集血？那是什麼？」飛痂問。</text:p>
      <text:p text:style-name="P6">「我被咬了！」他回答道。</text:p>
      <text:p text:style-name="P6">第七位也被蚊子叮咬。</text:p>
      <text:p text:style-name="P6">「噢！」</text:p>
      <text:p text:style-name="P7">「怎麼了，膿魔？怎麼回事？」集血問。</text:p>
      <text:p text:style-name="P7">「我被咬了！」他回答道。</text:p>
      <text:p text:style-name="P7">接下來是第八位。</text:p>
      <text:p text:style-name="P7">「噢！」</text:p>
      <text:p text:style-name="P7">「怎麼了，黃疸魔？怎麼回事？」膿魔問。</text:p>
      <text:p text:style-name="P7">「我被咬了！」他回答道。</text:p>
      <text:p text:style-name="P7">第九位也被蚊子叮咬。</text:p>
      <text:p text:style-name="P7">「噢！」</text:p>
      <text:p text:style-name="P7">「怎麼了，骨杖？怎麼回事？」黃疸魔問。</text:p>
      <text:p text:style-name="P7">「我被咬了！」他回答道。</text:p>
      <text:p text:style-name="P7">第十位也被蚊子叮咬。</text:p>
      <text:p text:style-name="P7">「噢！」</text:p>
      <text:p text:style-name="P7">「怎麼了，骷髏杖？怎麼回事？」骨杖問。</text:p>
      <text:p text:style-name="P7">「我被咬了！」他回答道。</text:p>
      <text:p text:style-name="P7">第十一位也被蚊子叮咬。</text:p>
      <text:p text:style-name="P7">「噢！」</text:p>
      <text:p text:style-name="P7">「怎麼了，飛翼？怎麼回事？」骷髏杖問。</text:p>
      <text:p text:style-name="P7">「我被咬了！」他回答道。</text:p>
      <text:p text:style-name="P8">第十二位也被蚊子叮咬。</text:p>
      <text:p text:style-name="P8">「噢！」</text:p>
      <text:p text:style-name="P8">「怎麼了，頭背帶？怎麼回事？」飛翼問。</text:p>
      <text:p text:style-name="P8"><text:soft-page-break/>「我被咬了！」他回答道。</text:p>
      <text:p text:style-name="P8">第十三位也被蚊子叮咬。</text:p>
      <text:p text:style-name="P8">「噢！」</text:p>
      <text:p text:style-name="P8">「怎麼了，血牙？怎麼回事？」頭背帶問。</text:p>
      <text:p text:style-name="P8">「我被咬了！」他回答道。</text:p>
      <text:p text:style-name="P8">第十四位也被蚊子叮咬。</text:p>
      <text:p text:style-name="P8">「噢！」</text:p>
      <text:p text:style-name="P8">「怎麼了，血爪？怎麼回事？」血牙問。</text:p>
      <text:p text:style-name="P8">「我被咬了！」他回答道。</text:p>
      <text:p text:style-name="P8"/>
      <text:p text:style-name="P8">如此一來在座各位皆報出名號，每一位的名字都被旁人吐露。每一位都恰好按照等第高低被身旁的人報出名號。於是在座諸公的名字無一遺漏，在被一根毛髮叮咬時悉數點喚完畢，而這根毛髮是胡那普從自己膝上所拔下的。實際上蚊子並沒有叮咬他們，牠去那裡是為胡那普和席巴蘭克竊聽領主們的名字。</text:p>
      <text:p text:style-name="P8"/>
      <text:p text:style-name="P8">於是他倆前往席巴巴領主所在之處。</text:p>
      <text:p text:style-name="P8">「向座上的領主們問安吧。」一位不懷好意的侍從誘導他們答錯話。</text:p>
      <text:p text:style-name="P8">「那些不是領主，僅是幾個木頭雕像罷了。」他倆回答。然後向諸位領主請安：</text:p>
      <text:p text:style-name="P9">「早安，一死。<text:tab/><text:tab/>早安，七死。</text:p>
      <text:p text:style-name="P9">早安，飛痂。<text:tab/><text:tab/>早安，集血。</text:p>
      <text:p text:style-name="P9">早安，膿魔。<text:tab/><text:tab/>早安，黃疸魔。</text:p>
      <text:p text:style-name="P9">早安，骨杖。<text:tab/><text:tab/>早安，骷髏杖。</text:p>
      <text:p text:style-name="P9">早安，飛翼。<text:tab/><text:tab/>早安，頭背帶。</text:p>
      <text:p text:style-name="P9">早安，血牙。<text:tab/><text:tab/>早安，血爪。」他們上前一一致意。</text:p>
      <text:p text:style-name="P9"/>
      <text:p text:style-name="P9">領主們的身份都被一一揭穿，兄弟倆道出每一位的名字，無一遺漏。當他們被要求說出領主的名字，他們就如數報上，一個不少。</text:p>
      <text:p text:style-name="P9"/>
      <text:p text:style-name="P9">「兩位坐這裡吧。」兩人受邀就座，領主們意圖讓他們坐在那板凳上。但他倆不從：</text:p>
      <text:p text:style-name="P10">「這可不是給咱們坐的板凳，這不過是一塊燒燙的石板。」胡那普和席巴蘭克說。他們如是躲過了一劫。</text:p>
      <text:p text:style-name="P10"/>
      <text:p text:style-name="P10">「那好吧，就請你們進那間屋子去。」他們告訴兩人。</text:p>
      <text:p text:style-name="P10"><text:soft-page-break/>就這樣兩人走進了黑暗之屋，但他們也沒在那裡失敗。依席巴巴的領主們所想，他們兩人會在這裡，在席巴巴的第一場考驗中出錯落敗。</text:p>
      <text:p text:style-name="P10"/>
      <text:p text:style-name="P10">他們首先進入了黑暗之屋，一死的使者在那裡給了他們一把點燃的火炬，也給了一人一根雪茄煙。接著使者說：</text:p>
      <text:p text:style-name="P10">「領主吩咐：『這是給你們的火炬，待到天亮時要連同雪茄煙一併交還，你們必須確實交還。』」</text:p>
      <text:p text:style-name="P10">「很好。」兩人回答。</text:p>
      <text:p text:style-name="P10"/>
      <text:p text:style-name="P10">但他們並不點著火炬，他們就用金剛鸚鵡的紅色尾羽假替火焰。如此一來守夜的侍衛便誤以為火炬仍然點著。</text:p>
      <text:p text:style-name="P10"/>
      <text:p text:style-name="P10">至於雪茄煙，他們將螢火蟲放在菸頭末端，於是光點持續亮了一整夜。</text:p>
      <text:p text:style-name="P10"/>
      <text:p text:style-name="P10">「看來我們確實讓他們栽跟頭了。」守夜人說道。</text:p>
      <text:p text:style-name="P10"/>
      <text:p text:style-name="P10">然而火炬根本沒燒著，他們看見的不過是假象。菸也從沒點燃過，他們親眼所見同樣虛假不實。隔天兩人將東西原封不動地歸還給領主：</text:p>
      <text:p text:style-name="P10"/>
      <text:p text:style-name="P11">「怎麼一回事？這些東西是從哪來的？是誰造了這些東西？我們實在很心痛，你們的所作所為絕非正當。它們的外觀和本質全都變了個樣。」他們一同驚呼。</text:p>
      <text:p text:style-name="P11"/>
      <text:p text:style-name="P11">然後領主們向兄弟倆下令：</text:p>
      <text:p text:style-name="P11">「男孩們，我們來鬥球吧。」</text:p>
      <text:p text:style-name="P11"/>
      <text:p text:style-name="P11">首先一死和七死開口詢問他們：</text:p>
      <text:p text:style-name="P11">「你們究竟是從哪裡來的？可以告訴我們你們的出身嗎，男孩們？」兄弟倆被領主們這麼問著。</text:p>
      <text:p text:style-name="P11"/>
      <text:p text:style-name="P11">他們只回道：「我們肯定是打從某個地方來的，但我們不曉得。」兩人什麼也沒明說。</text:p>
      <text:p text:style-name="P11"/>
      <text:p text:style-name="P11">「那好吧。我們就去鬥球吧，男孩們。」領主們對他們說。</text:p>
      <text:p text:style-name="P11">「好。」兩人回答。</text:p>
      <text:p text:style-name="P11">「這是我們待會要用的橡膠球。」領主們說。</text:p>
      <text:p text:style-name="P11"><text:soft-page-break/>「不，要用我們帶來的。」兄弟倆反對。</text:p>
      <text:p text:style-name="P11">「不可。該用我們的球。」領主們再次強調。</text:p>
      <text:p text:style-name="P11">「那好吧。」他們回答。</text:p>
      <text:p text:style-name="P11">「雖然這球看上去像顆骷髏頭，不過這只是畫上去的。」領主們說。</text:p>
      <text:p text:style-name="P12">「我看不是。這分明就是骷髏頭。」兄弟倆駁斥。</text:p>
      <text:p text:style-name="P12">「非也。」領主們回答。</text:p>
      <text:p text:style-name="P12">「算了。」胡那普說。</text:p>
      <text:p text:style-name="P12"/>
      <text:p text:style-name="P12">於是領主們擲出他們的橡膠球，落在胡那普的腰帶前面。領主們也見著了，白匕首便伸出球外。白匕首的刀刃橫掃整座球場地面，兩人簡直嚇壞了。</text:p>
      <text:p text:style-name="P12"/>
      <text:p text:style-name="P12">「那是什麼？」胡那普和席巴蘭克問。「你們分明打算取我們性命。當你們遣使過來，我們不是確實答應了嗎？可憐我們吧。既然如此我們就要打道回府了。」兩人向領主說道。</text:p>
      <text:p text:style-name="P12"/>
      <text:p text:style-name="P12">領主們確實希望藉白匕首手刃兄弟倆。他們本來會在這裡落敗。但事情並不如此發展。現在就要輪到席巴巴的領主敗於兄弟兩人了。</text:p>
      <text:p text:style-name="P12"/>
      <text:p text:style-name="P12">「孩子們，別走。我們就用你們帶來的球比賽吧。」他們告訴兩人。</text:p>
      <text:p text:style-name="P12">「那樣很好。」他們回答。</text:p>
      <text:p text:style-name="P12"/>
      <text:p text:style-name="P12">於是他們拿出橡膠，扔到地上。接著雙方擇定各自的獎賞：</text:p>
      <text:p text:style-name="P12">「我們贏了的話可以得到什麼？」領主們問。</text:p>
      <text:p text:style-name="P12">「那當然任你們決定。」兩人說。</text:p>
      <text:p text:style-name="P12">「我們只要求四碗盛滿的花瓣。」領主說。</text:p>
      <text:p text:style-name="P12">「很好。要什麼種類的花？」兩人接著問。</text:p>
      <text:p text:style-name="P12">「一碗紅花瓣、一碗白花瓣、一碗黃花瓣，以及一碗大片的花瓣。」領主說。</text:p>
      <text:p text:style-name="P12">「很好。」兩人回答。</text:p>
      <text:p text:style-name="P12"/>
      <text:p text:style-name="P12">於是他們擲落橡膠球，比賽開始。雙方的力氣不分軒輊，但兄弟倆展現了不少精湛球技，這是因為他們有巧妙高超的心思。最後，兩人認輸，領主們則因兩人的落敗而開懷不已。</text:p>
      <text:p text:style-name="P12"/>
      <text:p text:style-name="P12">「我們做得很好。我們在第一次射門得分時就已經打倒他們了。」領主們說。「他們會去哪裡收集花瓣？」他們在心中默問。</text:p>
      <text:p text:style-name="P12"><text:soft-page-break/></text:p>
      <text:p text:style-name="P12">「你們要在明天亦早就給我們獎品的花瓣。」領主們告訴胡那普和席巴蘭克。</text:p>
      <text:p text:style-name="P12"/>
      <text:p text:style-name="P12">「很好。」兩人回答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08:00:35.895334069</meta:creation-date>
    <dc:date>2019-10-27T12:32:23.910913656</dc:date>
    <meta:editing-duration>PT3H3M57S</meta:editing-duration>
    <meta:editing-cycles>21</meta:editing-cycles>
    <meta:generator>LibreOffice/6.2.7.1$Linux_X86_64 LibreOffice_project/20$Build-1</meta:generator>
    <meta:document-statistic meta:table-count="0" meta:image-count="0" meta:object-count="0" meta:page-count="6" meta:paragraph-count="110" meta:word-count="2894" meta:character-count="2911" meta:non-whitespace-character-count="2899"/>
  </office:meta>
</office:document-meta>
</file>